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rebuchet MS" svg:font-family="'Trebuchet MS', Helvetica, Jamru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0">
      <style:paragraph-properties style:line-height-at-least="0.2083in" fo:text-align="justify" style:justify-single-word="false"/>
      <style:text-properties fo:font-variant="normal" fo:text-transform="none" fo:color="#000000" style:font-name="Trebuchet MS" fo:font-size="12pt" fo:letter-spacing="normal" fo:font-style="normal" fo:font-weight="normal" style:font-size-asian="12pt" style:font-size-complex="12pt"/>
    </style:style>
    <style:style style:name="P2" style:family="paragraph" style:parent-style-name="Text_20_body" style:list-style-name="L10">
      <style:paragraph-properties fo:margin-top="0in" fo:margin-bottom="0in" style:contextual-spacing="false" style:line-height-at-least="0.2083in" fo:text-align="justify" style:justify-single-word="false"/>
      <style:text-properties fo:font-variant="normal" fo:text-transform="none" fo:color="#000000" style:font-name="Trebuchet MS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margin-left="0in" fo:margin-right="0in" fo:margin-top="0in" fo:margin-bottom="0.2083in" style:contextual-spacing="false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2pt" fo:letter-spacing="normal" fo:font-style="normal" style:text-underline-style="solid" style:text-underline-width="auto" style:text-underline-color="font-color" fo:font-weight="bold" officeooo:rsid="000df1ca" officeooo:paragraph-rsid="001224a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margin-top="0in" fo:margin-bottom="0.2083in" style:contextual-spacing="false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2pt" fo:letter-spacing="normal" fo:font-style="normal" style:text-underline-style="solid" style:text-underline-width="auto" style:text-underline-color="font-color" fo:font-weight="bold" officeooo:rsid="000df1ca" officeooo:paragraph-rsid="00172e5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in" fo:margin-right="0in" fo:margin-top="0in" fo:margin-bottom="0.2083in" style:contextual-spacing="false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2pt" fo:letter-spacing="normal" fo:font-style="normal" style:text-underline-style="solid" style:text-underline-width="auto" style:text-underline-color="font-color" fo:font-weight="bold" officeooo:rsid="000df1ca" officeooo:paragraph-rsid="0018713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.2083in" style:contextual-spacing="false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2pt" fo:letter-spacing="normal" fo:font-style="normal" style:text-underline-style="solid" style:text-underline-width="auto" style:text-underline-color="font-color" fo:font-weight="bold" officeooo:rsid="000df1ca" officeooo:paragraph-rsid="001a1a88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margin-left="0in" fo:margin-right="0in" fo:margin-top="0in" fo:margin-bottom="0.2083in" style:contextual-spacing="false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2pt" fo:letter-spacing="normal" fo:font-style="normal" style:text-underline-style="solid" style:text-underline-width="auto" style:text-underline-color="font-color" fo:font-weight="bold" officeooo:rsid="000df1ca" officeooo:paragraph-rsid="001b725a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solid" style:text-underline-width="auto" style:text-underline-color="font-color" fo:font-weight="bold" officeooo:rsid="000df1ca" officeooo:paragraph-rsid="001224ad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solid" style:text-underline-width="auto" style:text-underline-color="font-color" fo:font-weight="bold" officeooo:rsid="000df1ca" officeooo:paragraph-rsid="00172e5e" style:font-size-asian="10.5pt" style:font-weight-asian="bold" style:font-size-complex="12pt" style:font-weight-complex="bold"/>
    </style:style>
    <style:style style:name="P10" style:family="paragraph" style:parent-style-name="Standard" style:list-style-name="L10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solid" style:text-underline-width="auto" style:text-underline-color="font-color" fo:font-weight="bold" officeooo:rsid="000df1ca" officeooo:paragraph-rsid="0018713f" style:font-size-asian="10.5pt" style:font-weight-asian="bold" style:font-size-complex="12pt" style:font-weight-complex="bold"/>
    </style:style>
    <style:style style:name="P11" style:family="paragraph" style:parent-style-name="Standard" style:list-style-name="L10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solid" style:text-underline-width="auto" style:text-underline-color="font-color" fo:font-weight="bold" officeooo:rsid="000df1ca" officeooo:paragraph-rsid="001a1a88" style:font-size-asian="10.5pt" style:font-weight-asian="bold" style:font-size-complex="12pt" style:font-weight-complex="bold"/>
    </style:style>
    <style:style style:name="P12" style:family="paragraph" style:parent-style-name="Standard" style:list-style-name="L10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solid" style:text-underline-width="auto" style:text-underline-color="font-color" fo:font-weight="bold" officeooo:rsid="000df1ca" officeooo:paragraph-rsid="001b725a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none" fo:font-weight="normal" officeooo:rsid="000df1ca" officeooo:paragraph-rsid="001224ad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none" fo:font-weight="normal" officeooo:rsid="000df1ca" officeooo:paragraph-rsid="00172e5e" style:font-size-asian="10.5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none" fo:font-weight="normal" officeooo:rsid="000df1ca" officeooo:paragraph-rsid="0014965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none" fo:font-weight="normal" officeooo:rsid="000df1ca" officeooo:paragraph-rsid="001224a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none" fo:font-weight="normal" officeooo:rsid="000df1ca" officeooo:paragraph-rsid="0012df9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none" fo:font-weight="normal" officeooo:rsid="000df1ca" officeooo:paragraph-rsid="0014965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none" fo:font-weight="normal" officeooo:rsid="000df1ca" officeooo:paragraph-rsid="00172e5e" style:font-size-asian="10.5pt" style:font-weight-asian="normal" style:font-size-complex="12pt" style:font-weight-complex="normal"/>
    </style:style>
    <style:style style:name="P20" style:family="paragraph" style:parent-style-name="Standard" style:list-style-name="L10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none" fo:font-weight="normal" officeooo:rsid="000df1ca" officeooo:paragraph-rsid="0018713f" style:font-size-asian="10.5pt" style:font-weight-asian="normal" style:font-size-complex="12pt" style:font-weight-complex="normal"/>
    </style:style>
    <style:style style:name="P21" style:family="paragraph" style:parent-style-name="Standard" style:list-style-name="L10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none" fo:font-weight="normal" officeooo:rsid="000df1ca" officeooo:paragraph-rsid="001a1a88" style:font-size-asian="10.5pt" style:font-weight-asian="normal" style:font-size-complex="12pt" style:font-weight-complex="normal"/>
    </style:style>
    <style:style style:name="P22" style:family="paragraph" style:parent-style-name="Standard" style:list-style-name="L10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none" fo:font-weight="normal" officeooo:rsid="000df1ca" officeooo:paragraph-rsid="001b725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none" fo:font-weight="normal" officeooo:rsid="000df1ca" officeooo:paragraph-rsid="001a1a8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none" fo:font-weight="normal" officeooo:rsid="000df1ca" officeooo:paragraph-rsid="001b725a" style:font-size-asian="10.5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none" fo:font-weight="normal" officeooo:rsid="00149655" officeooo:paragraph-rsid="00149655" style:font-size-asian="10.5pt" style:font-weight-asian="normal" style:font-size-complex="12pt" style:font-weight-complex="normal"/>
    </style:style>
    <style:style style:name="P26" style:family="paragraph" style:parent-style-name="Standard" style:list-style-name="L9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none" fo:font-weight="normal" officeooo:rsid="00172e5e" officeooo:paragraph-rsid="00172e5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none" fo:font-weight="normal" officeooo:rsid="001b725a" officeooo:paragraph-rsid="001b725a" style:font-size-asian="10.5pt" style:font-weight-asian="normal" style:font-size-complex="12pt" style:font-weight-complex="normal"/>
    </style:style>
    <style:style style:name="P28" style:family="paragraph" style:parent-style-name="Standard" style:list-style-name="L12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none" fo:font-weight="normal" officeooo:rsid="001b725a" officeooo:paragraph-rsid="001b725a" style:font-size-asian="10.5pt" style:font-weight-asian="normal" style:font-size-complex="12pt" style:font-weight-complex="normal"/>
    </style:style>
    <style:style style:name="P29" style:family="paragraph" style:parent-style-name="Standard" style:list-style-name="L13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none" fo:font-weight="normal" officeooo:rsid="001b725a" officeooo:paragraph-rsid="001b725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fo:font-weight="normal" officeooo:paragraph-rsid="00172e5e" style:font-size-asian="12pt" style:font-size-complex="12pt"/>
    </style:style>
    <style:style style:name="T1" style:family="text">
      <style:text-properties officeooo:rsid="000e688b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officeooo:rsid="00172e5e" style:font-weight-asian="normal" style:font-weight-complex="normal"/>
    </style:style>
    <style:style style:name="T4" style:family="text">
      <style:text-properties officeooo:rsid="0012594e"/>
    </style:style>
    <style:style style:name="T5" style:family="text">
      <style:text-properties officeooo:rsid="0012df97"/>
    </style:style>
    <style:style style:name="T6" style:family="text">
      <style:text-properties officeooo:rsid="00149655"/>
    </style:style>
    <style:style style:name="T7" style:family="text">
      <style:text-properties officeooo:rsid="00169344"/>
    </style:style>
    <style:style style:name="T8" style:family="text">
      <style:text-properties officeooo:rsid="00172e5e"/>
    </style:style>
    <style:style style:name="T9" style:family="text">
      <style:text-properties officeooo:rsid="0018713f"/>
    </style:style>
    <style:style style:name="T10" style:family="text">
      <style:text-properties officeooo:rsid="001a1a88"/>
    </style:style>
    <style:style style:name="T11" style:family="text">
      <style:text-properties officeooo:rsid="001b72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ESTÂO U<text:span text:style-name="T1">RI </text:span>1<text:span text:style-name="T4">192</text:span></text:p>
      <text:list xml:id="list4985392397028381977" text:style-name="L1">
        <text:list-item>
          <text:p text:style-name="P8"><text:span text:style-name="T2">Problema Original : </text:span><text:a xlink:type="simple" xlink:href="http://www.urionlinejudge.com.br/judge/pt/problems/view/1013">http://www.urionlinejudge.com.br/judge/pt/problems/view/</text:a><text:a xlink:type="simple" xlink:href="http://www.urionlinejudge.com.br/judge/pt/problems/view/1013"><text:span text:style-name="T4">1192</text:span></text:a></text:p>
        </text:list-item>
        <text:list-item>
          <text:p text:style-name="P13">Arquivo : uri_1<text:span text:style-name="T4">192</text:span>.cpp</text:p>
        </text:list-item>
      </text:list>
      <text:p text:style-name="P17"><text:span text:style-name="T5">A </text:span>função <text:s/><text:span text:style-name="T5">int calculaResposta(int num_1, char letra, int num_2)</text:span> <text:span text:style-name="T5">recebe dois inteiros, num_1 e num_2 e um caractere</text:span>, <text:span text:style-name="T5">letra, como parâmetro. Modifqiue essa função para que ela:</text:span> </text:p>
      <text:list xml:id="list6093153275396875512" text:style-name="L6">
        <text:list-item>
          <text:p text:style-name="P25">Se os números forem iguais, <text:span text:style-name="T7">independente da letra, </text:span>retorne o produto entre eles;</text:p>
        </text:list-item>
        <text:list-item>
          <text:p text:style-name="P25">Se a letra for minúscula, retorne a soma dos numeros;</text:p>
        </text:list-item>
        <text:list-item>
          <text:p text:style-name="P25">Se a letra for maiúscula, retorne a diferença <text:span text:style-name="T7">d</text:span>o segundo numero pelo primeiro.</text:p>
        </text:list-item>
      </text:list>
      <text:p text:style-name="P16">Exemplo: </text:p>
      <text:list xml:id="list6150022088087838147" text:style-name="L4">
        <text:list-item>
          <text:p text:style-name="P15"><text:span text:style-name="T5">calculaResposta(5,K,8</text:span>) → deverá retornar <text:span text:style-name="T6">3</text:span>.</text:p>
        </text:list-item>
      </text:list>
      <text:p text:style-name="P18"/>
      <text:p text:style-name="P4">QUESTÂO U<text:span text:style-name="T1">RI </text:span>1<text:span text:style-name="T8">410</text:span></text:p>
      <text:list xml:id="list174657417464830" text:continue-list="list4985392397028381977" text:style-name="L1">
        <text:list-item>
          <text:p text:style-name="P9"><text:span text:style-name="T2">Problema Original : </text:span><text:a xlink:type="simple" xlink:href="http://www.urionlinejudge.com.br/judge/pt/problems/view/1013">http://www.urionlinejudge.com.br/judge/pt/problems/view/</text:a><text:a xlink:type="simple" xlink:href="http://www.urionlinejudge.com.br/judge/pt/problems/view/1013"><text:span text:style-name="T4">1410</text:span></text:a></text:p>
        </text:list-item>
        <text:list-item>
          <text:p text:style-name="P14">Arquivo : uri_1<text:span text:style-name="T8">410</text:span>.cpp</text:p>
        </text:list-item>
      </text:list>
      <text:p text:style-name="P19"><text:span text:style-name="T5">A </text:span>função <text:s/><text:span text:style-name="T8">char verificaImpedimento(int a, int d, int B[], int C[])</text:span> <text:span text:style-name="T5">recebe dois inteiros, a e d que representam respectivamente o número de atacantes e o número de defensores envolvidos numa jogada e dois vetores de inteiros de B e C de tamanhos a e d respectivamente. O vetor B, para cada posição, representa a distância entre um atacante e a linha do gol. E o vetor C representa, a cada posição, a distância entre um defensor e a linha do gol. Modifique essa função para que ela retorne:</text:span></text:p>
      <text:list xml:id="list529562977662157769" text:style-name="L9">
        <text:list-item>
          <text:p text:style-name="P26">Y caso tenha ocorrido impedimento;</text:p>
        </text:list-item>
        <text:list-item>
          <text:p text:style-name="P26">N caso contrário.</text:p>
        </text:list-item>
      </text:list>
      <text:p text:style-name="P30"><text:span text:style-name="T3">OBS : </text:span>Um jogador atacante está impedido se ele está mais próximo da linha do gol do oponente do que o penúltimo adversário. Um jogador não está impedido se :</text:p>
      <text:list xml:id="list978811425863975360" text:style-name="L10">
        <text:list-item>
          <text:p text:style-name="P2">ele está na mesma linha que o penúltimo adversário ou</text:p>
        </text:list-item>
        <text:list-item>
          <text:p text:style-name="P1">ele está na mesma linha que os dois últimos adversários.</text:p>
        </text:list-item>
      </text:list>
      <text:p text:style-name="P5"><text:soft-page-break/>QUESTÂO U<text:span text:style-name="T1">RI </text:span>1<text:span text:style-name="T9">212</text:span></text:p>
      <text:list xml:id="list174658717745697" text:continue-numbering="true" text:style-name="L10">
        <text:list-item>
          <text:p text:style-name="P10"><text:span text:style-name="T2">Problema Original : </text:span><text:a xlink:type="simple" xlink:href="http://www.urionlinejudge.com.br/judge/pt/problems/view/1013">http://www.urionlinejudge.com.br/judge/pt/problems/view/</text:a><text:a xlink:type="simple" xlink:href="http://www.urionlinejudge.com.br/judge/pt/problems/view/1013"><text:span text:style-name="T4">1212</text:span></text:a></text:p>
        </text:list-item>
        <text:list-item>
          <text:p text:style-name="P20">Arquivo : uri_1<text:span text:style-name="T9">212</text:span>.cpp</text:p>
          <text:p text:style-name="P20"/>
        </text:list-item>
      </text:list>
      <text:p text:style-name="P23"><text:span text:style-name="T5">A </text:span>função <text:span text:style-name="T10">calculaCarry</text:span> <text:span text:style-name="T5">recebe dois inteiros, num_1 e num_2 como parâmetro. Modifique a função calculaCarry para que ela retorne a quantidade de operações carry realizadas na adição do num_1 com o num_2. Veja o problema original para saber mais sobre operações carry.</text:span></text:p>
      <text:p text:style-name="P23"/>
      <text:p text:style-name="P6">QUESTÂO U<text:span text:style-name="T1">RI </text:span>1<text:span text:style-name="T9">214</text:span></text:p>
      <text:list xml:id="list174657042214022" text:continue-numbering="true" text:style-name="L10">
        <text:list-item>
          <text:p text:style-name="P11"><text:span text:style-name="T2">Problema Original : </text:span><text:a xlink:type="simple" xlink:href="http://www.urionlinejudge.com.br/judge/pt/problems/view/1013">http://www.urionlinejudge.com.br/judge/pt/problems/view/</text:a><text:a xlink:type="simple" xlink:href="http://www.urionlinejudge.com.br/judge/pt/problems/view/1013"><text:span text:style-name="T4">1214</text:span></text:a></text:p>
        </text:list-item>
        <text:list-item>
          <text:p text:style-name="P21">Arquivo : uri_1<text:span text:style-name="T9">214</text:span>.cpp</text:p>
          <text:p text:style-name="P21"/>
        </text:list-item>
      </text:list>
      <text:p text:style-name="P24"><text:span text:style-name="T5">A </text:span>função <text:span text:style-name="T11">double calculaMedia(int medias[], int n) recebe um inteiro n, que representa a quantidade de alunos de uma turma e um vetor medias[] que possui <text:s/>a media de cada um <text:s/>dos n alunos. Modifique essa função para que ela retorne a média geral da turma.</text:span></text:p>
      <text:p text:style-name="P27">A função calculaAcimaMedia(int media, int medias[], int n ) recebe um inteiro media, que representa a media da turma, um vetor de inteiros medias[] que possui <text:s/>a media de cada um <text:s/>dos n alunos, e um inteiro n, que representa a quantidade de alunos da turma. Modifique essa função para que ela retorne a porcentagem de alunos que estão acima da média.</text:p>
      <text:p text:style-name="P27"/>
      <text:p text:style-name="P7">QUESTÂO U<text:span text:style-name="T1">RI </text:span>1<text:span text:style-name="T9">221</text:span></text:p>
      <text:list xml:id="list174658639039330" text:continue-numbering="true" text:style-name="L10">
        <text:list-item>
          <text:p text:style-name="P12"><text:span text:style-name="T2">Problema Original : </text:span><text:a xlink:type="simple" xlink:href="http://www.urionlinejudge.com.br/judge/pt/problems/view/1013">http://www.urionlinejudge.com.br/judge/pt/problems/view/</text:a><text:a xlink:type="simple" xlink:href="http://www.urionlinejudge.com.br/judge/pt/problems/view/1013"><text:span text:style-name="T4">1221</text:span></text:a></text:p>
        </text:list-item>
        <text:list-item>
          <text:p text:style-name="P22">Arquivo : uri_1<text:span text:style-name="T9">221</text:span>.cpp</text:p>
        </text:list-item>
      </text:list>
      <text:p text:style-name="P24"><text:span text:style-name="T11">Modifique a </text:span>função <text:span text:style-name="T11">verificaPrimo para que ela retorne :</text:span></text:p>
      <text:list xml:id="list9069283180803072928" text:style-name="L12">
        <text:list-item>
          <text:p text:style-name="P28">1 se o número recebido for primo;</text:p>
        </text:list-item>
        <text:list-item>
          <text:p text:style-name="P28">0 caso contrári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rebuchet MS" svg:font-family="'Trebuchet MS', Helvetica, Jamru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Neves</meta:initial-creator>
    <meta:creation-date>2014-03-23T12:06:11.941506264</meta:creation-date>
    <dc:date>2014-03-23T17:46:45.528427389</dc:date>
    <dc:creator>Felipe Neves</dc:creator>
    <meta:editing-duration>PT5H40M2S</meta:editing-duration>
    <meta:editing-cycles>6</meta:editing-cycles>
    <meta:generator>LibreOffice/4.1.3.2$Linux_X86_64 LibreOffice_project/410m0$Build-2</meta:generator>
    <meta:document-statistic meta:table-count="0" meta:image-count="0" meta:object-count="0" meta:page-count="2" meta:paragraph-count="35" meta:word-count="457" meta:character-count="2829" meta:non-whitespace-character-count="2419"/>
  </office:meta>
</office:document-meta>
</file>